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.006cm" fo:margin-left="0.559cm" fo:margin-top="0cm" fo:margin-bottom="0cm" table:align="left" style:writing-mode="lr-tb"/>
    </style:style>
    <style:style style:name="Таблица1.A" style:family="table-column">
      <style:table-column-properties style:column-width="5.726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72cm"/>
    </style:style>
    <style:style style:name="Таблица1.D" style:family="table-column">
      <style:table-column-properties style:column-width="0.492cm"/>
    </style:style>
    <style:style style:name="Таблица1.E" style:family="table-column">
      <style:table-column-properties style:column-width="5.318cm"/>
    </style:style>
    <style:style style:name="Таблица1.1" style:family="table-row">
      <style:table-row-properties style:min-row-height="0.547cm" fo:keep-together="auto"/>
    </style:style>
    <style:style style:name="Таблица1.A1" style:family="table-cell">
      <style:table-cell-properties fo:padding="0cm" fo:border-left="none" fo:border-right="none" fo:border-top="none" fo:border-bottom="0.5pt solid #000000"/>
    </style:style>
    <style:style style:name="Таблица1.B1" style:family="table-cell">
      <style:table-cell-properties fo:padding="0cm" fo:border="none"/>
    </style:style>
    <style:style style:name="Таблица1.2" style:family="table-row">
      <style:table-row-properties style:min-row-height="0.379cm" fo:keep-together="auto"/>
    </style:style>
    <style:style style:name="Таблица1.A2" style:family="table-cell">
      <style:table-cell-properties fo:padding="0cm" fo:border-left="none" fo:border-right="none" fo:border-top="0.5pt solid #000000" fo:border-bottom="none"/>
    </style:style>
    <style:style style:name="Таблица2" style:family="table">
      <style:table-properties style:width="9.691cm" fo:margin-left="4.205cm" fo:margin-top="0cm" fo:margin-bottom="0cm" table:align="left" style:writing-mode="lr-tb"/>
    </style:style>
    <style:style style:name="Таблица2.A" style:family="table-column">
      <style:table-column-properties style:column-width="9.691cm"/>
    </style:style>
    <style:style style:name="Таблица2.1" style:family="table-row">
      <style:table-row-properties style:min-row-height="1.191cm" fo:keep-together="auto"/>
    </style:style>
    <style:style style:name="Таблица2.A1" style:family="table-cell">
      <style:table-cell-properties fo:padding="0cm" fo:border="none"/>
    </style:style>
    <style:style style:name="Таблица2.2" style:family="table-row">
      <style:table-row-properties style:min-row-height="1.942cm" fo:keep-together="auto"/>
    </style:style>
    <style:style style:name="Таблица2.3" style:family="table-row">
      <style:table-row-properties style:min-row-height="1.295cm" fo:keep-together="auto"/>
    </style:style>
    <style:style style:name="Таблица3" style:family="table">
      <style:table-properties style:width="16.9cm" fo:margin-left="0.206cm" fo:margin-top="0cm" fo:margin-bottom="0cm" table:align="left" style:writing-mode="lr-tb"/>
    </style:style>
    <style:style style:name="Таблица3.A" style:family="table-column">
      <style:table-column-properties style:column-width="4.394cm"/>
    </style:style>
    <style:style style:name="Таблица3.B" style:family="table-column">
      <style:table-column-properties style:column-width="7.872cm"/>
    </style:style>
    <style:style style:name="Таблица3.C" style:family="table-column">
      <style:table-column-properties style:column-width="4.634cm"/>
    </style:style>
    <style:style style:name="Таблица3.1" style:family="table-row">
      <style:table-row-properties style:min-row-height="0.455cm" fo:keep-together="auto"/>
    </style:style>
    <style:style style:name="Таблица3.A1" style:family="table-cell">
      <style:table-cell-properties fo:padding="0cm" fo:border="none"/>
    </style:style>
    <style:style style:name="Таблица3.2" style:family="table-row">
      <style:table-row-properties style:min-row-height="0.379cm" fo:keep-together="auto"/>
    </style:style>
    <style:style style:name="Таблица4" style:family="table">
      <style:table-properties style:width="16.6cm" fo:margin-left="-0.191cm" table:align="left" fo:background-color="transparent" style:writing-mode="lr-tb">
        <style:background-image/>
      </style:table-properties>
    </style:style>
    <style:style style:name="Таблица4.A" style:family="table-column">
      <style:table-column-properties style:column-width="0.695cm"/>
    </style:style>
    <style:style style:name="Таблица4.B" style:family="table-column">
      <style:table-column-properties style:column-width="0.693cm"/>
    </style:style>
    <style:style style:name="Таблица4.I" style:family="table-column">
      <style:table-column-properties style:column-width="0.697cm"/>
    </style:style>
    <style:style style:name="Таблица4.J" style:family="table-column">
      <style:table-column-properties style:column-width="0.593cm"/>
    </style:style>
    <style:style style:name="Таблица4.M" style:family="table-column">
      <style:table-column-properties style:column-width="0.699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ing_20_1" style:master-page-name="Converted1">
      <style:paragraph-properties style:page-number="auto"/>
      <style:text-properties style:font-name="Times New Roman" fo:font-size="12pt" style:font-size-asian="12pt" style:font-size-complex="12pt"/>
    </style:style>
    <style:style style:name="P2" style:family="paragraph" style:parent-style-name="Heading_20_1">
      <style:paragraph-properties fo:margin-top="0.016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Heading_20_1">
      <style:paragraph-properties fo:margin-top="0.081cm" fo:margin-bottom="0cm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style:font-name="Times New Roman" fo:font-size="12pt" style:font-size-asian="12pt" style:font-size-complex="12pt"/>
    </style:style>
    <style:style style:name="P5" style:family="paragraph" style:parent-style-name="Heading_20_1">
      <style:paragraph-properties fo:margin-top="0.083cm" fo:margin-bottom="0.09cm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Heading_20_2">
      <style:text-properties style:font-name="Times New Roman" fo:font-size="12pt" fo:font-weight="bold" officeooo:paragraph-rsid="001bcff1" style:font-size-asian="12pt" style:font-weight-asian="bold" style:font-name-complex="Times New Roman" style:font-size-complex="12pt"/>
    </style:style>
    <style:style style:name="P7" style:family="paragraph" style:parent-style-name="Normal_20__28_Web_29_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.388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orphans="2" fo:widows="2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.388cm" fo:margin-right="0cm" fo:text-indent="-0.388cm" style:auto-text-indent="false"/>
      <style:text-properties style:font-name="Times New Roman" fo:font-size="12pt" officeooo:paragraph-rsid="001bcff1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20f213" style:font-size-asian="12pt" style:font-size-complex="12pt"/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1bcff1" style:font-size-asian="12pt" style:font-name-complex="Courier New1" style:font-size-complex="12pt"/>
    </style:style>
    <style:style style:name="P1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5" style:family="paragraph" style:parent-style-name="Standard">
      <style:text-properties style:font-name="Times New Roman" fo:font-size="12pt" fo:language="ru" fo:country="RU" officeooo:rsid="0020f213" officeooo:paragraph-rsid="0020f213" style:font-size-asian="12pt" style:font-name-complex="Courier New1" style:font-size-complex="12pt"/>
    </style:style>
    <style:style style:name="P16" style:family="paragraph" style:parent-style-name="Standard">
      <style:text-properties style:font-name="Times New Roman" fo:font-size="12pt" fo:language="ru" fo:country="RU" officeooo:rsid="0020f213" officeooo:paragraph-rsid="00211bb0" style:font-size-asian="12pt" style:font-name-complex="Courier New1" style:font-size-complex="12pt"/>
    </style:style>
    <style:style style:name="P17" style:family="paragraph" style:parent-style-name="Standard">
      <style:text-properties style:font-name="Times New Roman" fo:font-size="12pt" fo:language="en" fo:country="US" officeooo:rsid="00211bb0" officeooo:paragraph-rsid="00211bb0" style:font-size-asian="12pt" style:font-name-complex="Courier New1" style:font-size-complex="12pt"/>
    </style:style>
    <style:style style:name="P18" style:family="paragraph" style:parent-style-name="Table_20_Paragraph">
      <style:paragraph-properties fo:margin-left="0.501cm" fo:margin-right="0.499cm" fo:line-height="0.469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able_20_Paragraph">
      <style:paragraph-properties fo:margin-left="1.118cm" fo:margin-right="1.104cm" fo:margin-top="0.083cm" fo:margin-bottom="0cm" style:contextual-spacing="false" fo:line-height="0.469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able_20_Paragraph">
      <style:paragraph-properties fo:orphans="0" fo:widows="0"/>
      <style:text-properties style:font-name="Times New Roman" fo:font-size="12pt" style:font-size-asian="12pt" style:font-size-complex="12pt"/>
    </style:style>
    <style:style style:name="P21" style:family="paragraph" style:parent-style-name="Table_20_Paragraph">
      <style:paragraph-properties fo:margin-top="0.014cm" fo:margin-bottom="0cm" style:contextual-spacing="false" fo:orphans="0" fo:widows="0"/>
      <style:text-properties style:font-name="Times New Roman" fo:font-size="12pt" style:font-size-asian="12pt" style:font-size-complex="12pt"/>
    </style:style>
    <style:style style:name="P22" style:family="paragraph" style:parent-style-name="Table_20_Paragraph">
      <style:paragraph-properties fo:margin-top="0.018cm" fo:margin-bottom="0cm" style:contextual-spacing="false" fo:orphans="0" fo:widows="0"/>
      <style:text-properties style:font-name="Times New Roman" fo:font-size="12pt" style:font-size-asian="12pt" style:font-size-complex="12pt"/>
    </style:style>
    <style:style style:name="P23" style:family="paragraph" style:parent-style-name="Table_20_Paragraph">
      <style:paragraph-properties fo:margin-left="0.501cm" fo:margin-right="0.499cm" fo:line-height="0.303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Table_20_Paragraph">
      <style:paragraph-properties fo:margin-left="1.118cm" fo:margin-right="1.115cm" fo:line-height="0.303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Table_20_Paragraph">
      <style:paragraph-properties fo:margin-left="1.457cm" fo:margin-right="0cm" fo:line-height="0.303cm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Table_20_Paragraph">
      <style:paragraph-properties fo:margin-left="0.312cm" fo:margin-right="0.312cm" fo:line-height="0.545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Table_20_Paragraph">
      <style:paragraph-properties fo:margin-left="0.312cm" fo:margin-right="0.302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Table_20_Paragraph">
      <style:paragraph-properties fo:margin-left="0.312cm" fo:margin-right="0.303cm" fo:margin-top="0.002cm" fo:margin-bottom="0cm" style:contextual-spacing="false" fo:line-height="0.533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Table_20_Paragraph">
      <style:paragraph-properties fo:margin-left="0.353cm" fo:margin-right="-0.915cm" fo:line-height="0.42cm" fo:orphans="0" fo:widows="0" fo:text-indent="0cm" style:auto-text-indent="false">
        <style:tab-stops>
          <style:tab-stop style:position="4.172cm"/>
          <style:tab-stop style:position="5.283cm"/>
        </style:tab-stops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able_20_Paragraph">
      <style:paragraph-properties fo:margin-left="0.889cm" fo:margin-right="-0.153cm" fo:line-height="0.42cm" fo:orphans="0" fo:widows="0" fo:text-indent="0cm" style:auto-text-indent="false">
        <style:tab-stops>
          <style:tab-stop style:position="2.836cm"/>
          <style:tab-stop style:position="3.251cm"/>
          <style:tab-stop style:position="8.006cm"/>
        </style:tab-stops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Table_20_Paragraph">
      <style:paragraph-properties fo:margin-left="0.452cm" fo:margin-right="-0.483cm" fo:line-height="0.42cm" fo:text-align="center" style:justify-single-word="false" fo:orphans="0" fo:widows="0" fo:text-indent="0cm" style:auto-text-indent="false">
        <style:tab-stops>
          <style:tab-stop style:position="1.334cm"/>
          <style:tab-stop style:position="5.094cm"/>
        </style:tab-stops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Table_20_Paragraph">
      <style:paragraph-properties fo:margin-left="4.547cm" fo:margin-right="0cm" fo:line-height="0.344cm" fo:orphans="0" fo:widows="0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able_20_Paragraph">
      <style:paragraph-properties fo:margin-left="1.231cm" fo:margin-right="0.316cm" fo:line-height="0.344cm" fo:text-align="center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Text_20_body" style:master-page-name="Standard">
      <style:paragraph-properties fo:margin-left="7.331cm" fo:margin-right="7.366cm" fo:margin-top="0.116cm" fo:margin-bottom="0cm" style:contextual-spacing="false" fo:line-height="275%" fo:text-align="center" style:justify-single-word="false" fo:text-indent="-0.018cm" style:auto-text-indent="false" style:page-number="auto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text-properties style:font-name="Times New Roman" fo:font-size="12pt" style:font-size-asian="12pt" style:font-size-complex="12pt"/>
    </style:style>
    <style:style style:name="P36" style:family="paragraph" style:parent-style-name="Text_20_body">
      <style:paragraph-properties fo:margin-left="0.351cm" fo:margin-right="12.569cm" fo:margin-top="0.005cm" fo:margin-bottom="0cm" style:contextual-spacing="false" fo:line-height="143%" fo:text-indent="0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40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Text_20_body">
      <style:paragraph-properties fo:margin-left="6.787cm" fo:margin-right="6.832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3" style:family="paragraph" style:parent-style-name="Text_20_body">
      <style:paragraph-properties fo:margin-top="0.064cm" fo:margin-bottom="0cm" style:contextual-spacing="false" fo:line-height="115%"/>
      <style:text-properties style:font-name="Times New Roman" fo:font-size="12pt" style:font-size-asian="12pt" style:font-size-complex="12pt"/>
    </style:style>
    <style:style style:name="P44" style:family="paragraph" style:parent-style-name="Text_20_body">
      <style:paragraph-properties fo:margin-top="0.072cm" fo:margin-bottom="0cm" style:contextual-spacing="false" fo:line-height="115%"/>
      <style:text-properties style:font-name="Times New Roman" fo:font-size="12pt" style:font-size-asian="12pt" style:font-size-complex="12pt"/>
    </style:style>
    <style:style style:name="P45" style:family="paragraph" style:parent-style-name="Text_20_body">
      <style:paragraph-properties fo:line-height="0.485cm"/>
      <style:text-properties style:font-name="Times New Roman" fo:font-size="12pt" style:font-size-asian="12pt" style:font-size-complex="12pt"/>
    </style:style>
    <style:style style:name="P46" style:family="paragraph" style:parent-style-name="Text_20_body">
      <style:paragraph-properties fo:margin-top="0.007cm" fo:margin-bottom="0cm" style:contextual-spacing="false"/>
      <style:text-properties style:font-name="Times New Roman" fo:font-size="12pt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paragraph-rsid="0020f213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1bcff1" style:font-size-asian="12pt" style:font-name-complex="Courier New1" style:font-size-complex="12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51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52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53" style:family="paragraph" style:parent-style-name="Без_20_интервала">
      <style:text-properties fo:color="#000000" loext:opacity="100%" style:font-name="Times New Roman" fo:font-size="12pt" fo:language="en" fo:country="US" officeooo:rsid="001cc4a1" officeooo:paragraph-rsid="001cc4a1" fo:background-color="transparent" style:font-size-asian="12pt" style:font-name-complex="Times New Roman" style:font-size-complex="12pt"/>
    </style:style>
    <style:style style:name="P54" style:family="paragraph" style:parent-style-name="Без_20_интервала">
      <style:text-properties fo:color="#000000" loext:opacity="100%" style:font-name="Times New Roman" fo:font-size="12pt" fo:language="en" fo:country="US" officeooo:paragraph-rsid="001bcff1" fo:background-color="transparent" style:font-size-asian="12pt" style:font-name-complex="Times New Roman" style:font-size-complex="12pt"/>
    </style:style>
    <style:style style:name="P55" style:family="paragraph" style:parent-style-name="Без_20_интервала">
      <style:text-properties style:font-name="Times New Roman" fo:font-size="12pt" officeooo:paragraph-rsid="001bcff1" style:font-size-asian="12pt" style:font-name-complex="Times New Roman" style:font-size-complex="12pt"/>
    </style:style>
    <style:style style:name="P56" style:family="paragraph" style:parent-style-name="Без_20_интервала" style:list-style-name="WW8Num2">
      <style:text-properties style:font-name="Times New Roman" fo:font-size="12pt" officeooo:paragraph-rsid="001bcff1" style:font-size-asian="12pt" style:font-name-complex="Times New Roman" style:font-size-complex="12pt"/>
    </style:style>
    <style:style style:name="P57" style:family="paragraph" style:parent-style-name="Без_20_интервала">
      <style:text-properties style:font-name="Times New Roman" fo:font-size="12pt" officeooo:paragraph-rsid="001bcff1" style:font-size-asian="12pt" style:font-size-complex="12pt"/>
    </style:style>
    <style:style style:name="P58" style:family="paragraph" style:parent-style-name="Без_20_интервала" style:list-style-name="WW8Num2">
      <style:text-properties style:font-name="Times New Roman" fo:font-size="12pt" officeooo:paragraph-rsid="001bcff1" style:font-size-asian="12pt" style:font-size-complex="12pt"/>
    </style:style>
    <style:style style:name="P59" style:family="paragraph" style:parent-style-name="Без_20_интервала">
      <style:paragraph-properties fo:orphans="2" fo:widows="2"/>
      <style:text-properties style:font-name="Times New Roman" fo:font-size="12pt" officeooo:paragraph-rsid="001ddcda" style:font-size-asian="12pt" style:font-size-complex="12pt"/>
    </style:style>
    <style:style style:name="P60" style:family="paragraph" style:parent-style-name="Без_20_интервала">
      <style:paragraph-properties fo:orphans="2" fo:widows="2"/>
      <style:text-properties style:font-name="Times New Roman" fo:font-size="12pt" officeooo:paragraph-rsid="00211bb0" style:font-size-asian="12pt" style:font-size-complex="12pt"/>
    </style:style>
    <style:style style:name="P61" style:family="paragraph" style:parent-style-name="Без_20_интервала">
      <style:text-properties style:font-name="Times New Roman" fo:font-size="12pt" officeooo:paragraph-rsid="001bcff1" style:font-size-asian="12pt" style:font-name-complex="Courier New1" style:font-size-complex="12pt"/>
    </style:style>
    <style:style style:name="P62" style:family="paragraph" style:parent-style-name="Без_20_интервала">
      <style:text-properties style:font-name="Times New Roman" fo:font-size="12pt" fo:language="en" fo:country="US" officeooo:paragraph-rsid="001bcff1" fo:background-color="transparent" style:font-size-asian="12pt" style:font-name-complex="Times New Roman" style:font-size-complex="12pt"/>
    </style:style>
    <style:style style:name="P63" style:family="paragraph" style:parent-style-name="Без_20_интервала">
      <style:paragraph-properties fo:text-align="center" style:justify-single-word="false"/>
      <style:text-properties style:font-name="Times New Roman" fo:font-size="12pt" fo:language="en" fo:country="US" officeooo:paragraph-rsid="001bcff1" fo:background-color="transparent" style:font-size-asian="12pt" style:font-name-complex="Times New Roman" style:font-size-complex="12pt"/>
    </style:style>
    <style:style style:name="P64" style:family="paragraph" style:parent-style-name="Обычный_20__28_веб_29_">
      <style:paragraph-properties fo:margin-top="0cm" fo:margin-bottom="0cm" style:contextual-spacing="false"/>
      <style:text-properties style:font-name="Times New Roman" fo:font-size="12pt" fo:language="en" fo:country="US" officeooo:paragraph-rsid="001bcff1" style:font-size-asian="12pt" style:font-name-complex="Courier New1" style:font-size-complex="12pt"/>
    </style:style>
    <style:style style:name="P65" style:family="paragraph" style:parent-style-name="Обычный_20__28_веб_29_">
      <style:paragraph-properties fo:margin-top="0cm" fo:margin-bottom="0cm" style:contextual-spacing="false"/>
      <style:text-properties style:font-name="Times New Roman" fo:font-size="12pt" officeooo:paragraph-rsid="001bcff1" style:font-size-asian="12pt" style:font-name-complex="Courier New1" style:font-size-complex="12pt"/>
    </style:style>
    <style:style style:name="P66" style:family="paragraph" style:parent-style-name="Обычный_20__28_веб_29_">
      <style:paragraph-properties fo:margin-top="0cm" fo:margin-bottom="0cm" style:contextual-spacing="false"/>
      <style:text-properties style:font-name="Times New Roman" fo:font-size="12pt" officeooo:paragraph-rsid="001ddcda" style:font-size-asian="12pt" style:font-name-complex="Courier New1" style:font-size-complex="12pt"/>
    </style:style>
    <style:style style:name="P67" style:family="paragraph" style:parent-style-name="Обычный_20__28_веб_29_">
      <style:paragraph-properties fo:margin-top="0cm" fo:margin-bottom="0cm" style:contextual-spacing="false"/>
      <style:text-properties style:font-name="Times New Roman" fo:font-size="12pt" officeooo:paragraph-rsid="001cc4a1" style:font-size-asian="12pt" style:font-name-complex="Courier New1" style:font-size-complex="12pt"/>
    </style:style>
    <style:style style:name="P68" style:family="paragraph" style:parent-style-name="Обычный_20__28_веб_29_">
      <style:paragraph-properties fo:margin-top="0cm" fo:margin-bottom="0cm" style:contextual-spacing="false"/>
      <style:text-properties style:font-name="Times New Roman" fo:font-size="12pt" officeooo:paragraph-rsid="001bcff1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bcff1" style:font-name-asian="Courier New2" style:language-asian="en" style:country-asian="US" style:font-name-complex="Courier New2" style:font-size-complex="11pt" style:language-complex="en" style:country-complex="US"/>
    </style:style>
    <style:style style:name="T4" style:family="text">
      <style:text-properties fo:language="ru" fo:country="RU" style:text-underline-style="solid" style:text-underline-width="auto" style:text-underline-color="font-color" officeooo:rsid="001bcff1" style:font-name-asian="Courier New2" style:language-asian="en" style:country-asian="US" style:font-name-complex="Courier New2" style:language-complex="en" style:country-complex="US"/>
    </style:style>
    <style:style style:name="T5" style:family="text">
      <style:text-properties fo:language="ru" fo:country="RU" style:text-underline-style="solid" style:text-underline-width="auto" style:text-underline-color="font-color" officeooo:rsid="001ddcda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officeooo:rsid="0020f213"/>
    </style:style>
    <style:style style:name="T8" style:family="text">
      <style:text-properties fo:language="ru" fo:country="RU" officeooo:rsid="0020f213" style:font-name-complex="Courier New1"/>
    </style:style>
    <style:style style:name="T9" style:family="text">
      <style:text-properties fo:language="ru" fo:country="RU" officeooo:rsid="001bcff1" style:font-name-asian="Times New Roman1" style:language-asian="en" style:country-asian="US" style:font-name-complex="Times New Roman1" style:language-complex="en" style:country-complex="US"/>
    </style:style>
    <style:style style:name="T10" style:family="text">
      <style:text-properties fo:language="ru" fo:country="RU" style:language-asian="ru" style:country-asian="RU" style:font-name-complex="Courier New2" style:language-complex="ar" style:country-complex="SA"/>
    </style:style>
    <style:style style:name="T11" style:family="text">
      <style:text-properties fo:language="ru" fo:country="RU" officeooo:rsid="00211bb0" style:language-asian="ru" style:country-asian="RU" style:font-name-complex="Times New Roman" style:language-complex="ar" style:country-complex="SA"/>
    </style:style>
    <style:style style:name="T12" style:family="text">
      <style:text-properties fo:language="ru" fo:country="RU" officeooo:rsid="0020f213" style:language-asian="ru" style:country-asian="RU" style:font-name-complex="Courier New1" style:language-complex="ar" style:country-complex="SA"/>
    </style:style>
    <style:style style:name="T13" style:family="text">
      <style:text-properties fo:language="ru" fo:country="RU" style:font-name-complex="Times New Roman"/>
    </style:style>
    <style:style style:name="T14" style:family="text">
      <style:text-properties fo:language="ru" fo:country="RU" officeooo:rsid="001ddcda" style:font-name-asian="Times New Roman" style:language-asian="en" style:country-asian="US" style:language-complex="en" style:country-complex="US"/>
    </style:style>
    <style:style style:name="T15" style:family="text">
      <style:text-properties fo:language="ru" fo:country="RU" officeooo:rsid="001cc4a1" style:font-name-asian="Times New Roman" style:language-asian="en" style:country-asian="US" style:language-complex="en" style:country-complex="US"/>
    </style:style>
    <style:style style:name="T16" style:family="text">
      <style:text-properties style:font-name="Times New Roman" fo:font-size="12pt" fo:language="ru" fo:country="RU" officeooo:rsid="001bcff1" style:font-name-asian="Times New Roman1" style:font-size-asian="12pt" style:language-asian="en" style:country-asian="US" style:font-name-complex="Times New Roman1" style:font-size-complex="12pt" style:language-complex="en" style:country-complex="US"/>
    </style:style>
    <style:style style:name="T1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8" style:family="text">
      <style:text-properties style:font-name="Times New Roman" fo:font-size="12pt" fo:language="en" fo:country="US" officeooo:rsid="0020f213" style:font-name-asian="Times New Roman1" style:font-size-asian="12pt" style:language-asian="en" style:country-asian="US" style:font-name-complex="Times New Roman1" style:font-size-complex="12pt" style:language-complex="en" style:country-complex="US"/>
    </style:style>
    <style:style style:name="T19" style:family="text">
      <style:text-properties style:font-name="Times New Roman" fo:font-size="14pt" style:font-size-asian="14pt" style:font-name-complex="Times New Roman"/>
    </style:style>
    <style:style style:name="T20" style:family="text">
      <style:text-properties style:font-name="Times New Roman" fo:font-size="14pt" style:font-size-asian="14pt" style:font-name-complex="Times New Roman" style:font-size-complex="14pt"/>
    </style:style>
    <style:style style:name="T21" style:family="text">
      <style:text-properties style:font-name="Times New Roman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24" style:family="text">
      <style:text-properties style:font-name="Times New Roman" fo:font-size="13pt" style:font-size-asian="13pt" style:language-asian="ru" style:country-asian="RU" style:font-name-complex="Times New Roman" style:font-size-complex="14pt" style:language-complex="ar" style:country-complex="SA"/>
    </style:style>
    <style:style style:name="T25" style:family="text">
      <style:text-properties style:font-name="Times New Roman" fo:font-size="16pt" fo:font-weight="bold" style:font-size-asian="16pt" style:font-weight-asian="bold" style:font-name-complex="Times New Roman" style:font-size-complex="14pt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language-asian="ru" style:country-asian="RU" style:font-name-complex="Courier New2" style:font-size-complex="12pt" style:language-complex="ar" style:country-complex="SA"/>
    </style:style>
    <style:style style:name="T28" style:family="text">
      <style:text-properties fo:font-size="12pt" fo:language="ru" fo:country="RU" officeooo:rsid="001cc4a1" style:font-name-asian="Times New Roman" style:font-size-asian="12pt" style:language-asian="en" style:country-asian="US" style:font-size-complex="12pt" style:language-complex="en" style:country-complex="US"/>
    </style:style>
    <style:style style:name="T29" style:family="text">
      <style:text-properties fo:font-size="12pt" fo:language="ru" fo:country="RU" officeooo:rsid="001ddcda" style:font-name-asian="Times New Roman" style:font-size-asian="12pt" style:language-asian="en" style:country-asian="US" style:font-size-complex="12pt" style:language-complex="en" style:country-complex="US"/>
    </style:style>
    <style:style style:name="T30" style:family="text">
      <style:text-properties fo:font-size="12pt" fo:language="ru" fo:country="RU" officeooo:rsid="001bcff1" style:font-name-asian="Times New Roman1" style:font-size-asian="12pt" style:language-asian="en" style:country-asian="US" style:font-name-complex="Times New Roman1" style:font-size-complex="12pt" style:language-complex="en" style:country-complex="US"/>
    </style:style>
    <style:style style:name="T31" style:family="text">
      <style:text-properties fo:font-size="12pt" fo:language="ru" fo:country="RU" style:font-size-asian="12pt" style:language-asian="ru" style:country-asian="RU" style:font-name-complex="Courier New2" style:font-size-complex="12pt" style:language-complex="ar" style:country-complex="SA"/>
    </style:style>
    <style:style style:name="T32" style:family="text">
      <style:text-properties fo:font-size="12pt" fo:language="en" fo:country="US" officeooo:rsid="001ddcda" style:font-name-asian="Times New Roman" style:font-size-asian="12pt" style:language-asian="en" style:country-asian="US" style:font-size-complex="12pt" style:language-complex="en" style:country-complex="US"/>
    </style:style>
    <style:style style:name="T33" style:family="text">
      <style:text-properties fo:font-size="12pt" fo:language="en" fo:country="US" style:font-size-asian="12pt" style:font-name-complex="Times New Roman" style:font-size-complex="12pt"/>
    </style:style>
    <style:style style:name="T34" style:family="text">
      <style:text-properties fo:font-size="12pt" fo:language="en" fo:country="US" officeooo:rsid="0020f213" style:font-name-asian="Times New Roman1" style:font-size-asian="12pt" style:language-asian="en" style:country-asian="US" style:font-name-complex="Times New Roman1" style:font-size-complex="12pt" style:language-complex="en" style:country-complex="US"/>
    </style:style>
    <style:style style:name="T35" style:family="text">
      <style:text-properties fo:font-size="14pt" style:font-size-asian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style:font-size-asian="14pt" style:font-name-complex="Times New Roman"/>
    </style:style>
    <style:style style:name="T38" style:family="text">
      <style:text-properties fo:font-size="14pt" style:font-size-asian="14pt" style:font-name-complex="Times New Roman" style:font-size-complex="14pt"/>
    </style:style>
    <style:style style:name="T39" style:family="text">
      <style:text-properties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40" style:family="text">
      <style:text-properties fo:font-size="14pt" fo:language="ru" fo:country="RU" style:font-size-asian="14pt" style:font-name-complex="Times New Roman" style:font-size-complex="14pt"/>
    </style:style>
    <style:style style:name="T41" style:family="text">
      <style:text-properties fo:font-size="14pt" fo:language="en" fo:country="US" style:font-size-asian="14pt" style:font-name-complex="Times New Roman" style:font-size-complex="14pt"/>
    </style:style>
    <style:style style:name="T42" style:family="text">
      <style:text-properties fo:letter-spacing="-0.012cm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1ddcda"/>
    </style:style>
    <style:style style:name="T46" style:family="text">
      <style:text-properties fo:language="en" fo:country="US" style:font-name-complex="Courier New2"/>
    </style:style>
    <style:style style:name="T47" style:family="text">
      <style:text-properties fo:language="en" fo:country="US" style:font-name-complex="Courier New1"/>
    </style:style>
    <style:style style:name="T48" style:family="text">
      <style:text-properties fo:language="en" fo:country="US" style:font-name-complex="Times New Roman"/>
    </style:style>
    <style:style style:name="T49" style:family="text">
      <style:text-properties fo:language="en" fo:country="US" officeooo:rsid="001ddcda" style:font-name-asian="Times New Roman" style:language-asian="en" style:country-asian="US" style:language-complex="en" style:country-complex="US"/>
    </style:style>
    <style:style style:name="T50" style:family="text">
      <style:text-properties fo:language="en" fo:country="US" officeooo:rsid="0020f213" style:font-name-asian="Times New Roman1" style:language-asian="en" style:country-asian="US" style:font-name-complex="Times New Roman1" style:language-complex="en" style:country-complex="US"/>
    </style:style>
    <style:style style:name="T51" style:family="text">
      <style:text-properties fo:language="en" fo:country="US" officeooo:rsid="00211bb0" style:language-asian="ru" style:country-asian="RU" style:font-name-complex="Times New Roman" style:language-complex="ar" style:country-complex="SA"/>
    </style:style>
    <style:style style:name="T52" style:family="text">
      <style:text-properties style:font-name="Courier New" fo:language="en" fo:country="US" style:font-name-complex="Courier New2"/>
    </style:style>
    <style:style style:name="T53" style:family="text">
      <style:text-properties style:font-name="Courier New" fo:font-size="12pt" style:font-size-asian="12pt" style:language-asian="ru" style:country-asian="RU" style:font-name-complex="Courier New2" style:font-size-complex="12pt" style:language-complex="ar" style:country-complex="SA"/>
    </style:style>
    <style:style style:name="T54" style:family="text">
      <style:text-properties style:font-name="Courier New" fo:font-size="12pt" fo:language="ru" fo:country="RU" style:font-size-asian="12pt" style:language-asian="ru" style:country-asian="RU" style:font-name-complex="Courier New2" style:font-size-complex="12pt" style:language-complex="ar" style:country-complex="SA"/>
    </style:style>
    <style:style style:name="T55" style:family="text">
      <style:text-properties style:font-name="Courier New1" style:font-name-complex="Courier New1"/>
    </style:style>
    <style:style style:name="T56" style:family="text">
      <style:text-properties style:font-name="Courier New1" fo:language="en" fo:country="US" style:font-name-complex="Courier New1"/>
    </style:style>
    <style:style style:name="T57" style:family="text">
      <style:text-properties style:font-name="Courier New1" fo:language="ru" fo:country="RU" officeooo:rsid="0020f213" style:font-name-complex="Courier New1"/>
    </style:style>
    <style:style style:name="T58" style:family="text">
      <style:text-properties fo:font-weight="bold" style:font-weight-asian="bold" style:font-name-complex="Times New Roman"/>
    </style:style>
    <style:style style:name="T59" style:family="text">
      <style:text-properties style:text-position="sub 58%" style:font-name="Times New Roman" fo:font-size="14pt" style:font-size-asian="14pt" style:font-name-complex="Times New Roman" style:font-size-complex="14pt"/>
    </style:style>
    <style:style style:name="T60" style:family="text">
      <style:text-properties style:text-position="sub 58%" fo:font-size="14pt" style:font-size-asian="14pt" style:font-name-complex="Times New Roman" style:font-size-complex="14pt"/>
    </style:style>
    <style:style style:name="T61" style:family="text">
      <style:text-properties style:text-position="sub 58%" style:font-name-complex="Times New Roman"/>
    </style:style>
    <style:style style:name="T62" style:family="text">
      <style:text-properties fo:color="#000000" loext:opacity="100%"/>
    </style:style>
    <style:style style:name="T63" style:family="text">
      <style:text-properties officeooo:rsid="001e6392"/>
    </style:style>
    <style:style style:name="T64" style:family="text">
      <style:text-properties officeooo:rsid="0020f213"/>
    </style:style>
    <style:style style:name="T65" style:family="text">
      <style:text-properties officeooo:rsid="00211bb0"/>
    </style:style>
    <style:style style:name="T66" style:family="text">
      <style:text-properties style:font-name-complex="Courier New1"/>
    </style:style>
    <style:style style:name="T67" style:family="text">
      <style:text-properties fo:font-size="16pt" fo:font-weight="bold" style:font-size-asian="16pt" style:font-weight-asian="bold" style:font-name-complex="Times New Roman" style:font-size-complex="14pt"/>
    </style:style>
    <style:style style:name="T68" style:family="text">
      <style:text-properties fo:font-size="13pt" style:font-size-asian="13pt" style:language-asian="ru" style:country-asian="RU" style:font-name-complex="Times New Roman" style:font-size-complex="14pt" style:language-complex="ar" style:country-complex="SA"/>
    </style:style>
    <style:style style:name="T69" style:family="text">
      <style:text-properties style:language-asian="ru" style:country-asian="RU" style:font-name-complex="Courier New2" style:language-complex="ar" style:country-complex="SA"/>
    </style:style>
    <style:style style:name="T70" style:family="text">
      <style:text-properties style:language-asian="ru" style:country-asian="RU" style:font-name-complex="Times New Roman" style:language-complex="ar" style:country-complex="SA"/>
    </style:style>
    <style:style style:name="T71" style:family="text">
      <style:text-properties style:font-name-complex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"><text:span text:style-name="T1">ГУАП КАФЕДРА № 34</text:span></text:p>
        <text:p text:style-name="P50"/>
        <text:p text:style-name="P50"/>
        <text:p text:style-name="P51"/>
        <text:p text:style-name="P35"><text:span text:style-name="T1">ОТЧЕТ</text:span></text:p>
        <text:p text:style-name="P36"><text:span text:style-name="T1">ЗАЩИЩЕН С ОЦЕНКОЙ ПРЕПОДАВАТЕЛЬ</text:span></text:p>
        <text:p text:style-name="P52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P18">Старший преподаватель</text:p>
            </table:table-cell>
            <table:table-cell table:style-name="Таблица1.B1" office:value-type="string">
              <text:p text:style-name="P20"/>
            </table:table-cell>
            <table:table-cell table:style-name="Таблица1.A1" office:value-type="string">
              <text:p text:style-name="P20"/>
            </table:table-cell>
            <table:table-cell table:style-name="Таблица1.B1" office:value-type="string">
              <text:p text:style-name="P20"/>
            </table:table-cell>
            <table:table-cell table:style-name="Таблица1.A1" office:value-type="string">
              <text:p text:style-name="P19">К.А. Жиданов</text:p>
            </table:table-cell>
          </table:table-row>
          <table:table-row table:style-name="Таблица1.2">
            <table:table-cell table:style-name="Таблица1.A2" office:value-type="string">
              <text:p text:style-name="P23">должность, уч. степень, звание</text:p>
            </table:table-cell>
            <table:table-cell table:style-name="Таблица1.B1" office:value-type="string">
              <text:p text:style-name="P20"/>
            </table:table-cell>
            <table:table-cell table:style-name="Таблица1.A2" office:value-type="string">
              <text:p text:style-name="P25">подпись, дата</text:p>
            </table:table-cell>
            <table:table-cell table:style-name="Таблица1.B1" office:value-type="string">
              <text:p text:style-name="P20"/>
            </table:table-cell>
            <table:table-cell table:style-name="Таблица1.A2" office:value-type="string">
              <text:p text:style-name="P24">инициалы, фамилия</text:p>
            </table:table-cell>
          </table:table-row>
        </table:table>
        <text:p text:style-name="P37"/>
        <text:p text:style-name="P37"/>
        <text:p text:style-name="P37"/>
        <text:p text:style-name="P37"/>
        <text:p text:style-name="P37"/>
        <text:p text:style-name="P38"/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P26">ОТЧЕТ О ЛАБОРАТОРНОЙ РАБОТЕ №2</text:p>
            </table:table-cell>
          </table:table-row>
          <table:table-row table:style-name="Таблица2.2">
            <table:table-cell table:style-name="Таблица2.A1" office:value-type="string">
              <text:p text:style-name="P21"/>
              <text:p text:style-name="P27">АССЕМБЛЕР</text:p>
            </table:table-cell>
          </table:table-row>
          <table:table-row table:style-name="Таблица2.3">
            <table:table-cell table:style-name="Таблица2.A1" office:value-type="string">
              <text:p text:style-name="P22"/>
              <text:p text:style-name="P28">по курсу: ИНФОРМАТИКА</text:p>
            </table:table-cell>
          </table:table-row>
        </table:table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9"/>
        <text:p text:style-name="P35">РАБОТУ ВЫПОЛНИЛ</text:p>
        <text:p text:style-name="P40"/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office:value-type="string">
              <text:p text:style-name="P29">СТУДЕНТ ГР.<text:span text:style-name="T42"> </text:span>№</text:p>
            </table:table-cell>
            <table:table-cell table:style-name="Таблица3.A1" office:value-type="string">
              <text:p text:style-name="P30"><text:span text:style-name="T43">3145<text:tab/></text:span><text:tab/><text:span text:style-name="T43"> </text:span><text:span text:style-name="T2"><text:s text:c="12"/>2</text:span><text:span text:style-name="T5">5</text:span><text:span text:style-name="T2">.12.2021</text:span></text:p>
            </table:table-cell>
            <table:table-cell table:style-name="Таблица3.A1" office:value-type="string">
              <text:p text:style-name="P31"><text:span text:style-name="T43"><text:s/><text:tab/></text:span><text:span text:style-name="T4">Гуляев Н.Т</text:span></text:p>
            </table:table-cell>
          </table:table-row>
          <table:table-row table:style-name="Таблица3.2">
            <table:table-cell table:style-name="Таблица3.A1" office:value-type="string">
              <text:p text:style-name="P20"/>
            </table:table-cell>
            <table:table-cell table:style-name="Таблица3.A1" office:value-type="string">
              <text:p text:style-name="P32">подпись, дата</text:p>
            </table:table-cell>
            <table:table-cell table:style-name="Таблица3.A1" office:value-type="string">
              <text:p text:style-name="P33">инициалы, фамилия</text:p>
            </table:table-cell>
          </table:table-row>
        </table:table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41"/>
        <text:p text:style-name="P42">Санкт-Петербург 2021</text:p>
      </text:section>
      <text:h text:style-name="P1" text:outline-level="1">Задание 1<text:span text:style-name="T1"> </text:span></text:h>
      <text:p text:style-name="P8"><text:span text:style-name="T1">Посчитать количество нулевых элементов в массиве</text:span></text:p>
      <text:h text:style-name="P2" text:outline-level="1"><text:span text:style-name="T1">Ход работы</text:span></text:h>
      <text:p text:style-name="P43"><text:span text:style-name="T1">Чтобы определить сумму нулевых элементов массива, необходимо обработать каждый элемент массива и сравнить его с нулём.</text:span></text:p>
      <text:p text:style-name="P45"><text:span text:style-name="T1">Далее единицу за каждое нулевое значение и завершить программу</text:span></text:p>
      <text:p text:style-name="P44"><text:span text:style-name="T9">выбрал</text:span><text:span text:style-name="T1"> регистры для хранения входных и выходных значений: </text:span>EBX<text:span text:style-name="T1"> - массив, </text:span>DX<text:span text:style-name="T1"> - сумма нулевых элементов</text:span></text:p>
      <text:p text:style-name="P46"><text:span text:style-name="T1">Занес программу в отладчик</text:span></text:p>
      <text:p text:style-name="P44"><text:span text:style-name="T1">Выполнил программу, поочерёдно подавая на вход тестовые наборы, после каждого запуска убеждаясь, что результат программы совпадает с вычисленным вручную</text:span></text:p>
      <text:p text:style-name="P45"><text:span text:style-name="T1">Занес результаты вычислений в отчет</text:span></text:p>
      <text:h text:style-name="P3" text:outline-level="1"><text:span text:style-name="T1">Код программы</text:span></text:h>
      <text:p text:style-name="P7"><text:span text:style-name="T44"><text:s text:c="4"/></text:span><text:span text:style-name="T46">%include "io.inc"</text:span></text:p>
      <text:p text:style-name="P9"><text:span text:style-name="T69">section .text</text:span></text:p>
      <text:p text:style-name="P9"><text:span text:style-name="T69">global CMAIN</text:span></text:p>
      <text:p text:style-name="P9"><text:span text:style-name="T69">CMAIN:</text:span></text:p>
      <text:p text:style-name="P9"><text:span text:style-name="T69">;write your code here</text:span></text:p>
      <text:p text:style-name="P9"><text:span text:style-name="T69">xor eax, eax</text:span></text:p>
      <text:p text:style-name="P9"><text:span text:style-name="T69">XOR EDX,EDX</text:span></text:p>
      <text:p text:style-name="P9"><text:span text:style-name="T69">LEA ESI, [a]</text:span></text:p>
      <text:p text:style-name="P9"><text:span text:style-name="T69">MOV ECX, 8</text:span></text:p>
      <text:p text:style-name="P9"><text:span text:style-name="T69">next:</text:span></text:p>
      <text:p text:style-name="P9"><text:span text:style-name="T69">MOV AL,[ESI]</text:span></text:p>
      <text:p text:style-name="P9"><text:span text:style-name="T69">CMP AL, 0</text:span></text:p>
      <text:p text:style-name="P9"><text:span text:style-name="T69">JZ summ </text:span></text:p>
      <text:p text:style-name="P9"><text:span text:style-name="T69">next1: </text:span></text:p>
      <text:p text:style-name="P9"><text:span text:style-name="T69">INC ESI</text:span></text:p>
      <text:p text:style-name="P9"><text:span text:style-name="T69">LOOP next</text:span></text:p>
      <text:p text:style-name="P9"><text:span text:style-name="T69">JMP quit </text:span></text:p>
      <text:p text:style-name="P9"><text:span text:style-name="T69">summ:</text:span></text:p>
      <text:p text:style-name="P9"><text:span text:style-name="T69">INC DL</text:span></text:p>
      <text:p text:style-name="P9"><text:span text:style-name="T69">JMP next1</text:span></text:p>
      <text:p text:style-name="P9"><text:span text:style-name="T69">quit: </text:span></text:p>
      <text:p text:style-name="P9"><text:span text:style-name="T69">PRINT_UDEC 1,DL </text:span></text:p>
      <text:p text:style-name="P9"><text:span text:style-name="T69">ret</text:span></text:p>
      <text:p text:style-name="P9"><text:span text:style-name="T69">section .data</text:span></text:p>
      <text:p text:style-name="P10"><text:span text:style-name="T10">a: DB 3, 4, 5, 0, 0, 3, 2, 1</text:span></text:p>
      <text:p text:style-name="P10"/>
      <text:h text:style-name="P4" text:outline-level="1"><text:span text:style-name="T1">Задание 2</text:span></text:h>
      <text:p text:style-name="P11"><text:span text:style-name="T1"><text:s text:c="4"/></text:span><text:span text:style-name="T13">Задание: Написать программу реализующую доступ к упакованному массиву с разрядностью элементов в 6 бит</text:span></text:p>
      <text:p text:style-name="P57"><text:span text:style-name="T71">Входные данные: 47, 1, 60, 29</text:span></text:p>
      <text:p text:style-name="P57"><text:span text:style-name="T71">Ход работы: </text:span></text:p>
      <text:p text:style-name="P57"><text:span text:style-name="T71">Переведем все числа в двоичную систему:</text:span></text:p>
      <text:p text:style-name="P57"><text:span text:style-name="T71">47</text:span><text:span text:style-name="T61">10 </text:span><text:span text:style-name="T71">=00101111</text:span><text:span text:style-name="T61">2 <text:s/></text:span><text:span text:style-name="T71"><text:tab/><text:tab/><text:tab/><text:tab/><text:tab/><text:tab/>1</text:span><text:span text:style-name="T61">10 </text:span><text:span text:style-name="T71">=00000001</text:span><text:span text:style-name="T61">2 </text:span></text:p>
      <text:p text:style-name="P57"><text:span text:style-name="T71">60</text:span><text:span text:style-name="T61">10 </text:span><text:span text:style-name="T71">=00111100</text:span><text:span text:style-name="T61">2 <text:tab/><text:tab/><text:tab/><text:tab/><text:tab/><text:tab/></text:span><text:span text:style-name="T71">29</text:span><text:span text:style-name="T61">10 </text:span><text:span text:style-name="T71">=00011101</text:span><text:span text:style-name="T61">2 </text:span></text:p>
      <text:p text:style-name="P57"><text:span text:style-name="T71">Оставим только 6 бит и запишем их подряд в одну строчку. Разобьем строчку по 8 бит и переведем их как числа в 16-ную систему </text:span></text:p>
      <text:p text:style-name="P55"/>
      <table:table table:name="Таблица4" table:style-name="Таблица4">
        <table:table-column table:style-name="Таблица4.A"/>
        <table:table-column table:style-name="Таблица4.B" table:number-columns-repeated="4"/>
        <table:table-column table:style-name="Таблица4.A" table:number-columns-repeated="3"/>
        <table:table-column table:style-name="Таблица4.I"/>
        <table:table-column table:style-name="Таблица4.J"/>
        <table:table-column table:style-name="Таблица4.I" table:number-columns-repeated="2"/>
        <table:table-column table:style-name="Таблица4.M"/>
        <table:table-column table:style-name="Таблица4.I" table:number-columns-repeated="10"/>
        <table:table-column table:style-name="Таблица4.M"/>
        <table:table-row table:style-name="Таблица4.1"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3">0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1</text:p>
          </table:table-cell>
          <table:table-cell table:style-name="Таблица4.A1" office:value-type="string">
            <text:p text:style-name="P62">0</text:p>
          </table:table-cell>
          <table:table-cell table:style-name="Таблица4.A1" office:value-type="string">
            <text:p text:style-name="P62">1</text:p>
          </table:table-cell>
        </table:table-row>
        <table:table-row table:style-name="Таблица4.1">
          <table:table-cell table:style-name="Таблица4.A1" table:number-columns-spanned="8" office:value-type="string">
            <text:p text:style-name="P63">0xB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63">0x1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63">0x1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><text:span text:style-name="T48"><text:tab/><text:tab/><text:tab/><text:tab/><text:tab/><text:tab/><text:tab/></text:span></text:p>
      <text:p text:style-name="P55"><text:soft-page-break/>В итоге мы получили цикл из трех чисел, в которых содержатся 4 числа.</text:p>
      <text:p text:style-name="P57"><text:span text:style-name="T71">Чтобы получить доступ к ним, нужно выполнить следующие действия:</text:span></text:p>
      <text:list xml:id="list1165625146" text:style-name="WW8Num2">
        <text:list-item>
          <text:p text:style-name="P56">Обратиться к нужному(-ым) элементу(-ам) массива</text:p>
        </text:list-item>
        <text:list-item>
          <text:p text:style-name="P56">Записать маску, чтобы получить биты с нужных позиций (те биты, которые нужны, равны 1, а остальные – 0)</text:p>
        </text:list-item>
        <text:list-item>
          <text:p text:style-name="P58"><text:span text:style-name="T71">Наложить маску с помощью операции </text:span><text:span text:style-name="T48">XOR</text:span></text:p>
        </text:list-item>
        <text:list-item>
          <text:p text:style-name="P56">Сдвинуть биты в зависимости от их положения</text:p>
        </text:list-item>
        <text:list-item>
          <text:p text:style-name="P58"><text:span text:style-name="T71">Если нужное значение разбито по двум элементам массива, то объединить старшие и младшие биты с помощью операции </text:span><text:span text:style-name="T48">OR</text:span></text:p>
        </text:list-item>
      </text:list>
      <text:p text:style-name="P57"><text:span text:style-name="T71">Пусть элементы из массива будут содержаться в регистре </text:span><text:span text:style-name="T48">AL</text:span><text:span text:style-name="T71">, маска в </text:span><text:span text:style-name="T48">DL</text:span><text:span text:style-name="T71">, а искомое значение записываться в </text:span><text:span text:style-name="T48">AL</text:span><text:span text:style-name="T71"> и тут же выводиться программой</text:span></text:p>
      <text:h text:style-name="P5" text:outline-level="1"><text:span text:style-name="T1">Код программы</text:span></text:h>
      <text:p text:style-name="P14"/>
      <text:p text:style-name="P64">section .text</text:p>
      <text:p text:style-name="P64">global CMAIN</text:p>
      <text:p text:style-name="P64">CMAIN:</text:p>
      <text:p text:style-name="P65">LEA ESI, [A]</text:p>
      <text:p text:style-name="P64">MOV AL, [ESI] </text:p>
      <text:p text:style-name="P68"><text:span text:style-name="T47">MOV DL, 0xFC ;</text:span><text:span text:style-name="T66">маска</text:span><text:span text:style-name="T47"> </text:span></text:p>
      <text:p text:style-name="P68"><text:span text:style-name="T66">AND AL, DL</text:span></text:p>
      <text:p text:style-name="P65">SHR AL, 2 ;сдвигаем биты вправо для получение искомого числа </text:p>
      <text:p text:style-name="P65">PRINT_UDEC 1, AL </text:p>
      <text:p text:style-name="P66"><text:tab/>;Для извлечения <text:span text:style-name="T14">2</text:span></text:p>
      <text:p text:style-name="P65">;достаем старшие 2 бита</text:p>
      <text:p text:style-name="P64">MOV AL, [ESI]</text:p>
      <text:p text:style-name="P64">MOV DL, 0x03</text:p>
      <text:p text:style-name="P65">AND AL, DL</text:p>
      <text:p text:style-name="P65">SHL AL, 4 ;биты на нужные позиции</text:p>
      <text:p text:style-name="P65">MOV BL, AL</text:p>
      <text:p text:style-name="P65">;достаем младшие 4 бита </text:p>
      <text:p text:style-name="P65">MOV AL, [ESI + 1] </text:p>
      <text:p text:style-name="P64">MOV DL, 0xF0</text:p>
      <text:p text:style-name="P64">AND AL, DL</text:p>
      <text:p text:style-name="P65">SHR AL, 4</text:p>
      <text:p text:style-name="P65">OR AL, BL ;<text:span text:style-name="T15">логическое наложение </text:span></text:p>
      <text:p text:style-name="P65">PRINT_UDEC 1, AL</text:p>
      <text:p text:style-name="P66"><text:tab/>;Для извлечения <text:span text:style-name="T49">3</text:span></text:p>
      <text:p text:style-name="P67">MOV AL, [ESI + 1] ;<text:span text:style-name="T45">^</text:span>достаем старшие 4 бита</text:p>
      <text:p text:style-name="P64">MOV DL, 0x0F</text:p>
      <text:p text:style-name="P64">AND AL, DL</text:p>
      <text:p text:style-name="P64">SHL AL, 2</text:p>
      <text:p text:style-name="P64">MOV BL, AL</text:p>
      <text:p text:style-name="P68"><text:span text:style-name="T47"><text:tab/>;</text:span><text:span text:style-name="T66">достаем</text:span><text:span text:style-name="T47"> </text:span><text:span text:style-name="T66">младшие</text:span><text:span text:style-name="T47"> 2 </text:span><text:span text:style-name="T66">бита</text:span><text:span text:style-name="T47"> </text:span></text:p>
      <text:p text:style-name="P64">MOV AL, [ESI + 2]</text:p>
      <text:p text:style-name="P64">MOV DL, 0xC0</text:p>
      <text:p text:style-name="P64">AND AL, DL</text:p>
      <text:p text:style-name="P64">SHR AL, 6 </text:p>
      <text:p text:style-name="P64">OR AL, BL</text:p>
      <text:p text:style-name="P65"><text:span text:style-name="T44">PRINT_UDEC 1, AL</text:span></text:p>
      <text:p text:style-name="P65"><text:tab/>;Для извлечения <text:span text:style-name="T49">3</text:span></text:p>
      <text:p text:style-name="P65">MOV AL, [ESI + 2]</text:p>
      <text:p text:style-name="P64">MOV DL, 0x3F</text:p>
      <text:p text:style-name="P64">AND AL, DL</text:p>
      <text:p text:style-name="P64">PRINT_UDEC 1, AL</text:p>
      <text:p text:style-name="P64"><text:soft-page-break/></text:p>
      <text:p text:style-name="P64">ret</text:p>
      <text:p text:style-name="P64"/>
      <text:p text:style-name="P64">section .data</text:p>
      <text:p text:style-name="P61">A: DB 0xBC, 0x1F, 0x1D</text:p>
      <text:p text:style-name="P61"/>
      <text:p text:style-name="P57"><text:span text:style-name="T71">На выходе программа выдала значения исходного массива: {47, 1, 60, 29}</text:span></text:p>
      <text:h text:style-name="P6" text:outline-level="2">Задание 3</text:h>
      <text:p text:style-name="P15">Необходимо отсортировать массив (метод вставками)</text:p>
      <text:p text:style-name="P15">2)Тестовые значения:</text:p>
      <text:p text:style-name="P12"><text:span text:style-name="T8"><text:tab/>Первые: </text:span>8,2,5,3,4,7,6,1</text:p>
      <text:p text:style-name="P12"><text:tab/><text:span text:style-name="T7">Вторые : 10,2,8,3,4,30,6,68</text:span></text:p>
      <text:p text:style-name="P12"><text:span text:style-name="T7"/></text:p>
      <text:p text:style-name="P15">3)На выходе при просмотре через память получим отсортированный массив</text:p>
      <text:p text:style-name="P15"><text:tab/>Первый: {1,2,3,4,5,6,7,8}</text:p>
      <text:p text:style-name="P16"><text:tab/>Второй: {2,3,4,6,8,10,30,68}</text:p>
      <text:p text:style-name="P16"><text:span text:style-name="T65">Программа:</text:span></text:p>
      <text:p text:style-name="P17"/>
      <text:p text:style-name="P49">%include "io.inc"</text:p>
      <text:p text:style-name="P47">section .text</text:p>
      <text:p text:style-name="P47">global CMAIN</text:p>
      <text:p text:style-name="P47">CMAIN:</text:p>
      <text:p text:style-name="P47"><text:tab/><text:span text:style-name="T63">XOR EAX,EAX</text:span></text:p>
      <text:p text:style-name="P47"><text:tab/><text:span text:style-name="T45">XOR</text:span> ESI, ESI</text:p>
      <text:p text:style-name="P47"><text:tab/>LEA ESI, [a]</text:p>
      <text:p text:style-name="P47"><text:tab/>MOV ECX, 8</text:p>
      <text:p text:style-name="P47"><text:tab/>PUSH ECX</text:p>
      <text:p text:style-name="P47"><text:tab/>PUSH ESI</text:p>
      <text:p text:style-name="P47">loop<text:span text:style-name="T64">P</text:span>:</text:p>
      <text:p text:style-name="P47"><text:tab/>MOV DL, [ESI]</text:p>
      <text:p text:style-name="P47"><text:tab/>MOV EBX, ESI</text:p>
      <text:p text:style-name="P47"><text:tab/>MOV EDI, 8</text:p>
      <text:p text:style-name="P47"><text:tab/>SUB EDI, ECX</text:p>
      <text:p text:style-name="P47"><text:span text:style-name="T50">While</text:span>:</text:p>
      <text:p text:style-name="P47"><text:tab/>CMP EDI, 0</text:p>
      <text:p text:style-name="P47"><text:tab/>JZ skip</text:p>
      <text:p text:style-name="P47"><text:tab/>MOV DH, [EBX-4]</text:p>
      <text:p text:style-name="P47"><text:tab/>CMP DH, DL ;сравнивает ключевой dl</text:p>
      <text:p text:style-name="P47"><text:tab/>JL skip</text:p>
      <text:p text:style-name="P47"><text:tab/>JMP swap</text:p>
      <text:p text:style-name="P47">Corector:</text:p>
      <text:p text:style-name="P47"><text:tab/>DEC EDI</text:p>
      <text:p text:style-name="P47"><text:tab/>SUB EBX,4</text:p>
      <text:p text:style-name="P47"><text:tab/>JMP <text:span text:style-name="T64">While</text:span></text:p>
      <text:p text:style-name="P47">swap:</text:p>
      <text:p text:style-name="P47"><text:tab/>MOV AL, [EBX]</text:p>
      <text:p text:style-name="P47"><text:tab/>MOV [EBX], DH</text:p>
      <text:p text:style-name="P47"><text:tab/>MOV [EBX-4], AL </text:p>
      <text:p text:style-name="P48"><text:tab/>JMP Corector </text:p>
      <text:p text:style-name="P47">skip:</text:p>
      <text:p text:style-name="P47"><text:tab/>MOV [EBX], DL</text:p>
      <text:p text:style-name="P47"><text:tab/>ADD ESI, 4</text:p>
      <text:p text:style-name="P47"><text:tab/>LOOP loop<text:span text:style-name="T64">P</text:span></text:p>
      <text:p text:style-name="P47"><text:tab/>POP ESI</text:p>
      <text:p text:style-name="P47"><text:tab/>POP ECX</text:p>
      <text:p text:style-name="P47"><text:soft-page-break/>ret</text:p>
      <text:p text:style-name="P13"/>
      <text:p text:style-name="P61"/>
      <text:p text:style-name="P60"><text:span text:style-name="T70">На выходе программы получили отсортированный массив: {0, 1, 2, 3, 4, 5, 6, 7, 8, 9}</text:span><text:span text:style-name="T51"> </text:span><text:span text:style-name="T11">и для второго набора </text:span><text:span text:style-name="T12">{2,3,4,6,8,10,30,68}</text:span></text:p>
      <text:p text:style-name="P59"/>
      <text:p text:style-name="P59"><text:span text:style-name="T6">Вывод: </text:span><text:span text:style-name="T1">мы познакомились с технологией написания и отладки программ, связанных с массивами, на языке ассемблера, а также базовыми операциями, проводимыми с массива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2" style:font-size-asian="10pt" style:language-asian="ru" style:country-asian="RU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2" style:font-size-asian="10pt" style:language-asian="ru" style:country-asian="RU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51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51cm" fo:margin-right="0cm" fo:margin-top="0.125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keep-with-next="always"/>
      <style:text-properties style:font-name="Courier New1" fo:font-family="'Courier New'" style:font-family-generic="modern" fo:font-size="14pt" style:font-name-asian="Times New Roman" style:font-family-asian="'Times New Roman'" style:font-family-generic-asian="roman" style:font-pitch-asian="variable" style:font-size-asian="14pt" style:font-name-complex="Courier New1" style:font-family-complex="'Courier New'" style:font-family-generic-complex="modern" style:font-size-complex="12pt"/>
    </style:style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style:font-charset="x-symbol" fo:font-size="14pt" fo:language="en" fo:country="US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2.646cm" fo:margin-right="0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76cm" fo:margin-bottom="0.494cm" fo:margin-left="2.646cm" fo:margin-right="0.6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2.646cm" fo:margin-right="0.6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дмин</meta:initial-creator>
    <meta:editing-cycles>4</meta:editing-cycles>
    <meta:creation-date>2021-12-26T11:28:00</meta:creation-date>
    <dc:date>2021-12-26T21:03:40.880000000</dc:date>
    <meta:editing-duration>PT3M11S</meta:editing-duration>
    <meta:generator>LibreOffice/7.2.2.2$Windows_X86_64 LibreOffice_project/02b2acce88a210515b4a5bb2e46cbfb63fe97d56</meta:generator>
    <meta:document-statistic meta:table-count="4" meta:image-count="0" meta:object-count="0" meta:page-count="5" meta:paragraph-count="192" meta:word-count="703" meta:character-count="4007" meta:non-whitespace-character-count="3398"/>
    <meta:user-defined meta:name="AppVersion">16.0000</meta:user-defined>
    <meta:user-defined meta:name="Created" meta:value-type="date">2021-12-10T00:00:00</meta:user-defined>
    <meta:user-defined meta:name="Creator">Microsoft® Word 2016</meta:user-defined>
    <meta:user-defined meta:name="ICV">4479544B2DC041D586EE60F3BEFB3D5F</meta:user-defined>
    <meta:user-defined meta:name="KSOProductBuildVer" meta:value-type="string">1049-11.2.0.10426</meta:user-defined>
    <meta:user-defined meta:name="LastSaved" meta:value-type="date">2021-12-25T00:00:00</meta:user-defined>
    <meta:template xlink:type="simple" xlink:actuate="onRequest" xlink:title="Normal" xlink:href=""/>
  </office:meta>
</office:document-meta>
</file>